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9" style:family="paragraph" style:parent-style-name="Text_20_body">
      <style:paragraph-properties fo:margin-left="0cm" fo:margin-right="0cm" fo:text-align="end" style:justify-single-word="false" fo:text-indent="0.499cm" style:auto-text-indent="false"/>
    </style:style>
    <style:style style:name="P90"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4" style:family="paragraph" style:parent-style-name="Standard">
      <style:paragraph-properties fo:margin-left="0cm" fo:margin-right="0cm" fo:text-align="justify" style:justify-single-word="false" fo:text-indent="0.499cm" style:auto-text-indent="false"/>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9" style:family="paragraph" style:parent-style-name="Text_20_body">
      <style:paragraph-properties fo:text-align="center" style:justify-single-word="false"/>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text-properties fo:language="en" fo:country="US"/>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cm" fo:margin-right="0cm" fo:text-align="center" style:justify-single-word="false" fo:text-indent="0cm" style:auto-text-indent="false"/>
    </style:style>
    <style:style style:name="P13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Footnote">
      <style:text-properties fo:language="en" fo:country="US"/>
    </style:style>
    <style:style style:name="P141" style:family="paragraph" style:parent-style-name="Footnote">
      <style:text-properties fo:language="ru" fo:country="RU"/>
    </style:style>
    <style:style style:name="P142" style:family="paragraph" style:parent-style-name="Footnote">
      <style:text-properties style:use-window-font-color="true" fo:language="ru" fo:country="RU"/>
    </style:style>
    <style:style style:name="P143" style:family="paragraph" style:parent-style-name="Footnote">
      <style:text-properties fo:font-style="normal" style:font-style-asian="normal" style:font-style-complex="normal"/>
    </style:style>
    <style:style style:name="P144" style:family="paragraph" style:parent-style-name="Text_20_body">
      <style:paragraph-properties loext:contextual-spacing="false" fo:margin-top="0cm" fo:margin-bottom="0.212cm" fo:text-align="justify" style:justify-single-word="false"/>
      <style:text-properties fo:language="en" fo:country="US"/>
    </style:style>
    <style:style style:name="P14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6" style:family="paragraph" style:parent-style-name="Standard">
      <style:text-properties fo:font-style="italic" style:font-style-asian="italic" style:font-style-complex="italic"/>
    </style:style>
    <style:style style:name="P147" style:family="paragraph" style:parent-style-name="Heading_20_1">
      <style:paragraph-properties fo:margin-left="0cm" fo:margin-right="0cm" fo:text-align="center" style:justify-single-word="false" fo:text-indent="0.499cm" style:auto-text-indent="false"/>
    </style:style>
    <style:style style:name="P148" style:family="paragraph" style:parent-style-name="Heading_20_2">
      <style:text-properties fo:language="en" fo:country="US"/>
    </style:style>
    <style:style style:name="P149" style:family="paragraph" style:parent-style-name="Heading_20_2">
      <style:paragraph-properties fo:text-align="justify" style:justify-single-word="false"/>
    </style:style>
    <style:style style:name="P150" style:family="paragraph" style:parent-style-name="Heading_20_3">
      <style:text-properties fo:language="ru" fo:country="RU"/>
    </style:style>
    <style:style style:name="P151"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font-style="normal"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fo:background-color="transparent" style:font-style-asian="normal" style:font-weight-asian="normal" style:font-style-complex="normal" style:font-weight-complex="normal" loext:char-shading-value="0"/>
    </style:style>
    <style:style style:name="T55" style:family="text">
      <style:text-properties fo:font-style="normal" style:text-underline-style="none" style:font-style-asian="normal" style:font-style-complex="normal"/>
    </style:style>
    <style:style style:name="T56" style:family="text">
      <style:text-properties fo:font-weight="normal" style:font-weight-asian="normal" style:font-weight-complex="normal"/>
    </style:style>
    <style:style style:name="T57" style:family="text">
      <style:text-properties fo:font-weight="normal" fo:background-color="transparent" style:font-weight-asian="normal" style:font-weight-complex="normal" loext:char-shading-value="0"/>
    </style:style>
    <style:style style:name="T58" style:family="text">
      <style:text-properties style:text-line-through-style="solid" fo:font-weight="bold" style:font-weight-asian="bold" style:font-weight-complex="bold"/>
    </style:style>
    <style:style style:name="T59" style:family="text">
      <style:text-properties fo:language="uk" fo:country="UA"/>
    </style:style>
    <style:style style:name="T60" style:family="text">
      <style:text-properties fo:language="uk" fo:country="UA" fo:font-style="italic" style:font-style-asian="italic" style:font-style-complex="italic"/>
    </style:style>
    <style:style style:name="T61" style:family="text">
      <style:text-properties fo:language="uk" fo:country="UA" fo:font-weight="bold" style:font-weight-asian="bold" style:font-weight-complex="bold"/>
    </style:style>
    <style:style style:name="T62" style:family="text">
      <style:text-properties style:text-underline-style="none"/>
    </style:style>
    <style:style style:name="T63" style:family="text">
      <style:text-properties style:text-rotation-angle="90" style:text-rotation-scale="line-height"/>
    </style:style>
    <style:style style:name="T64" style:family="text">
      <style:text-properties style:text-rotation-angle="270" style:text-rotation-scale="line-height"/>
    </style:style>
    <style:style style:name="T65" style:family="text">
      <style:text-properties style:text-position="sub 58%" style:font-size-asian="10.5pt"/>
    </style:style>
    <style:style style:name="T66" style:family="text">
      <style:text-properties style:font-name="Symbol" style:font-name-asian="Symbol" style:font-name-complex="Symbol"/>
    </style:style>
    <style:style style:name="T67" style:family="text">
      <style:text-properties style:font-name="Liberation Serif1" style:font-name-asian="Symbol" style:font-name-complex="Symbol"/>
    </style:style>
    <style:style style:name="T68" style:family="text">
      <style:text-properties style:font-name="Courier New CYR"/>
    </style:style>
    <style:style style:name="T69" style:family="text">
      <style:text-properties style:font-name="Courier New CYR" fo:language="en" fo:country="US"/>
    </style:style>
    <style:style style:name="T70" style:family="text">
      <style:text-properties fo:font-size="14pt" fo:language="en" fo:country="US" fo:font-weight="bold" style:font-size-asian="14pt" style:font-weight-asian="bold" style:font-size-complex="14pt" style:font-weight-complex="bold"/>
    </style:style>
    <style:style style:name="T71" style:family="text">
      <style:text-properties fo:font-size="14pt" fo:font-weight="bold" style:font-size-asian="14pt" style:font-weight-asian="bold" style:font-size-complex="14pt" style:font-weight-complex="bold"/>
    </style:style>
    <style:style style:name="T72" style:family="text">
      <style:text-properties fo:font-size="9pt" style:font-size-asian="9pt" style:font-size-complex="9pt"/>
    </style:style>
    <style:style style:name="T73" style:family="text">
      <style:text-properties fo:font-size="12pt" style:font-size-asian="12pt" style:font-size-complex="12pt"/>
    </style:style>
    <style:style style:name="T74" style:family="text">
      <style:text-properties fo:font-size="10pt" style:font-size-asian="10pt" style:font-size-complex="10pt"/>
    </style:style>
    <style:style style:name="T75"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7" text:outline-level="1">Последний фанфик</text:h>
      <text:p text:style-name="P52"/>
      <text:h text:style-name="P148"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40">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0">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0">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6">Дайсон.</text:span></text:p>
      <text:p text:style-name="P76"><text:span text:style-name="T8">– </text:span><text:span text:style-name="T56">Сколько тебе лет?</text:span></text:p>
      <text:p text:style-name="P76"><text:span text:style-name="T8">– </text:span><text:span text:style-name="T56">Два года с начала запуска кластера.</text:span></text:p>
      <text:p text:style-name="P76"><text:span text:style-name="T8">– </text:span><text:span text:style-name="T56">Какой сейчас год?</text:span></text:p>
      <text:p text:style-name="P76"><text:span text:style-name="T8">– </text:span><text:span text:style-name="T48">20</text:span><text:span text:style-name="T34">19</text:span><text:span text:style-name="T56">-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3">, </text:span><text:span text:style-name="T5">в некоем городе живёт брадобрей, который бреет всех людей, которые не бреются сами. Вопрос: кто бреет брадобрея</text:span><text:span text:style-name="T53">?</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6"><text:span text:style-name="T8">– Нэш</text:span><text:span text:style-name="T56">,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7">***</text:p>
      <text:p text:style-name="P13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0">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1">Валиум <text:span text:style-name="T49">–</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0">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48" text:outline-level="2">2. Пробуждение</text:h>
      <text:p text:style-name="P29"/>
      <text:p text:style-name="P1"><text:span text:style-name="T31">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9">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text:span><text:span text:style-name="T18">—</text:span><text:span text:style-name="T49">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text:s/>Да и не должно быть —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1">Спи, Сестра моя родная,<text:line-break/>Спи. Усни.<text:line-break/>Крыльями тебя укрою,<text:line-break/>Спи. Усни.</text:p><text:p text:style-name="P141"><text:tab/>В чаще тёмной волки воют,<text:line-break/>Спи. Усни.</text:p><text:p text:style-name="P141"><text:tab/>В мрачном замке духи ноют,<text:line-break/>Спи. Усни.</text:p><text:p text:style-name="P141"><text:tab/>Сказки вечность нам читает,<text:line-break/>Спи. Усни.<text:line-break/>День осенний угасает,<text:line-break/>Спи. Усни.<text:line-break/>Помни только в сне глубоком,</text:p><text:p text:style-name="P14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8"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7448425897085090023" text:style-name="L1">
        <text:list-item>
          <text:p text:style-name="P15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1">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1">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1">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0">– <text:span text:style-name="T1">Восемь, учитель!</text:span></text:p><text:p text:style-name="P140">–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7"/>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7">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text:soft-page-break/>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
      <text:p text:style-name="P77">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7"><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у зачем так… Ты же знаешь, я этого не сделаю.</text:p>
      <text:p text:style-name="P47"><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8">***</text:p>
      <text:p text:style-name="P48"/>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1">– </text:span>Вот, читай отсюда, <text:span text:style-name="T11">– а</text:span>ликорница подчеркнула абзац копытом.</text:p>
      <text:p text:style-name="P47"/>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
      <text:p text:style-name="P58">Но величайшая справедливость юниверсума заключается в том, что не существует безвыходных положений. Всегда есть надежда.</text:p>
      <text:p text:style-name="P58"><text:soft-page-break/></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7"/>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
      <text:p text:style-name="P47">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
      <text:p text:style-name="P47">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
      <text:p text:style-name="P47">Селестия успокоилась и смущённо потёрлась носом мне о плечо.</text:p>
      <text:p text:style-name="P47">– И я не читала твои мысли, Анонимус. У тебя на лице и так всё написано — ты не умеешь скрывать эмоции.</text:p>
      <text:p text:style-name="P47"/>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59">Прижав </text:span>уши к голове, <text:span text:style-name="T59">она дала</text:span> задний ход <text:span text:style-name="T59">и </text:span>выкарабкалась обратно. Окинув библиотеку отчаянным взглядом, <text:span text:style-name="T59">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pan text:style-name="T1">Что-то мне не хочется оборачиваться.</text:span></text:p>
      <text:p text:style-name="P47">– А придётся. Кстати, крылья можешь опустить. Всё равно видна табуретка и мои ноги.</text:p>
      <text:p text:style-name="P47"/>
      <text:p text:style-name="P47">Селестия со вздохом закрыла глаза и медленно обернулась к толпе.</text:p>
      <text:p text:style-name="P47">–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text:soft-page-break/>– На это раз мы поступим по-другому. Есть способ ускорить процесс, – аликорница отвернулась в смятении.</text:p>
      <text:p text:style-name="P47">Я ждал.</text:p>
      <text:p text:style-name="P47"/>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
      <text:p text:style-name="P47">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7"/>
      <text:p text:style-name="P47">–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
      <text:p text:style-name="P47">Я вздохнул. Чего не сделаешь ради этой чокнут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
      <text:p text:style-name="P47">Аликорница воззрилась на меня с нечитаемым выражением на морде.</text:p>
      <text:p text:style-name="P47">– Я слишком многого прошу? – вздохнул я. – Ладно, забей. Но, хотя бы, будь поосторожнее. Не думаю, что я тебе понравлюсь в качестве овоща.</text:p>
      <text:p text:style-name="P47"/>
      <text:p text:style-name="P47"><text:soft-page-break/>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
      <text:p text:style-name="P47">Селестия подняла голову и я увидел, что у неё из глаз текут слёзы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7"/>
      <text:p text:style-name="P47">–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
      <text:p text:style-name="P47">Моей?!! Э-э-э, позвольте-е-е-<text:span text:style-name="T74">и-и-и</text:span>-<text:span text:style-name="T75">а-а-а</text:span>…</text:p>
      <text:p text:style-name="P47"/>
      <text:p text:style-name="P47">…</text:p>
      <text:p text:style-name="P47"/>
      <text:p text:style-name="P58">Я открываю глаза.</text:p>
      <text:p text:style-name="P58">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Впрочем, неважно!</text:p>
      <text:p text:style-name="P5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
      <text:p text:style-name="P47">Аликорница смотрела на меня с тревогой. Я молча принял сидячее положение и стал массировать виски.</text:p>
      <text:p text:style-name="P47">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7"/>
      <text:p text:style-name="P47">– Я старалась провести всё как можно быстрее. С тобой всё в порядке? – в голосе Селестии появились нотки паники.</text:p>
      <text:p text:style-name="P47">Я <text:s/>не глядя похлопал аликорницу по холке, стараясь унять дрожь руки.</text:p>
      <text:p text:style-name="P47">–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7"/>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7">сли бы я вспомнила вовремя, я бы предупредила тебя, чтобы ты смог сконцентрироваться и отстоять своё «я».</text:span></text:p>
      <text:p text:style-name="P52"/>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 Урок пропал зря — в том состоянии твоё сознание не могло воспринять мои знания.</text:p>
      <text:p text:style-name="P47"/>
      <text:p text:style-name="P47">Я помотал головой, вытряхивая остатки шока. Ну что же, Анон, не будем останавливаться на полпути? Наш девиз — «Слабоумие и отвага»!</text:p>
      <text:p text:style-name="P47"><text:soft-page-break/></text:p>
      <text:p text:style-name="P47">– Надо повторить.</text:p>
      <text:p text:style-name="P47">– Что?</text:p>
      <text:p text:style-name="P47">– Надо повторить урок. Я уверен, что увою технику со второй попытки.</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2">Тумбочка…</text:span> Листок… <text:span text:style-name="T72">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3">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3">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7"/>
      <text:p text:style-name="P47">Я бросился к постели и стал что есть силы тормошить бесчувственную аликорницу.</text:p>
      <text:p text:style-name="P47">– Вставай! Эй, вставай, твоё высочество! Жопа приближается! Там сейчас<text:span text:style-name="T11"> л</text:span>уна в солнце врежется!</text:p>
      <text:p text:style-name="P47"><text:soft-page-break/></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text:soft-page-break/></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text:p text:style-name="P47">–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
      <text:p text:style-name="P47">Ну охренеть! Я же ещё и виноват!</text:p>
      <text:p text:style-name="P47"/>
      <text:h text:style-name="P148"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Красота!</text:p>
      <text:p text:style-name="P47"/>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
      <text:p text:style-name="P47">Под лавкой началась <text:s/>возня и сопение, потом наружу вылез жеребёнок-единорог насыщенного синего цвета.</text:p>
      <text:p text:style-name="P47">– А мну тебя вовсе и не боются. Вот ещё! Мну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ну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text:p text:style-name="P47">– Эээ, гм-м…</text:p>
      <text:p text:style-name="P47">Я повернулся обратно.</text:p>
      <text:p text:style-name="P47">– Чег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у играть не с кем.</text:p>
      <text:p text:style-name="P47">– При случае спрошу. Если встречу.</text:p>
      <text:p text:style-name="P47">Малютка шмыгнула.</text:p>
      <text:p text:style-name="P47"><text:soft-page-break/>– Встретишь, канешн! Скажи ей, что у мну сегодня день рождения, и мну здоровски обиделась, когда Шейла на него не пришла!</text:p>
      <text:p text:style-name="P47"/>
      <text:p text:style-name="P47"><text:s/>Такая уверенность маляв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тебя принимают эти чокнутые пони?</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p text:style-name="P47">– 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7"/>
      <text:p text:style-name="P47">У меня в мозгах зажглась лампочка.</text:p>
      <text:p text:style-name="P47"><text:soft-page-break/>–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 знаю его! Мы с Шейлой ходили к нему играть, пока она не пропала. У Норфа здоровски интересно!</text:p>
      <text:p text:style-name="P47"/>
      <text:p text:style-name="P47">Индиго открыла коробочку. Внутри на подстилке из опилок лежала крохотная модель гоночной колесницы в мельчайших подробностях.</text:p>
      <text:p text:style-name="P47">– Ух ты! – благоговейно прошептала Индиго. – Королева Лорен! Мну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
      <text:p text:style-name="P47">Я остался сидеть в полнейшем замешательстве.</text:p>
      <text:p text:style-name="P47"/>
      <text:p text:style-name="P48">***</text:p>
      <text:p text:style-name="P47"/>
      <text:p text:style-name="P58">…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7"/>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p text:style-name="P47">Горело уже всё лицо. Ты не привык к такой раскрепощённости, Анон!</text:p>
      <text:p text:style-name="P47">–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Очень смешно! Ей говорят, что она подозревается в сексуальных извращениях, а она регочет! Мне-то пофиг, а тебе ещё править придётся!</text:p>
      <text:p text:style-name="P47">– И-и-и-зви-и-и-ни-и-и, Анон, не-мо-гу-у-у-у… Ох! Давненько я так не смеялась! Лет двести — так точно!</text:p>
      <text:p text:style-name="P47"/>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7"/>
      <text:p text:style-name="P47">–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7">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7">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воскликнул я. – В моём мире они также известны. Правда, как несуществующий, сказочный вид.</text:p>
      <text:p text:style-name="P47"/>
      <text:p text:style-name="P47">Селестия задумалась.</text:p>
      <text:p text:style-name="P47">–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text:soft-page-break/>– Ты испугал меня, Анон! Твоя кожа по цвету сейчас не слишком отличается от моей шерсти — настолько ты бледный. Как ты себя чувствуешь?</text:p>
      <text:p text:style-name="P47"/>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
      <text:p text:style-name="P47">Хм. Совпадение? Нет, вряд ли, мою попытку она видеть не могла, у неё же нет глаз на затылке.</text:p>
      <text:p text:style-name="P47"/>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
      <text:p text:style-name="P47">Ах ты ж!!!</text:p>
      <text:p text:style-name="P47"/>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7"/>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text:soft-page-break/>– Тогда следуй за Нами!</text:p>
      <text:p text:style-name="P47"/>
      <text:p text:style-name="P47">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7"/>
      <text:p text:style-name="P48">***</text:p>
      <text:p text:style-name="P47"/>
      <text:p text:style-name="P47">…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7"/>
      <text:p text:style-name="P47">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на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Проклятье,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
      <text:p text:style-name="P47"><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
      <text:p text:style-name="P47">Дракончик почесал лопаткой гребень на загривке.</text:p>
      <text:p text:style-name="P47">–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7">– Что за «Чёрный Экран»? – продолжил допытываться я.</text:p>
      <text:p text:style-name="P47"/>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
      <text:p text:style-name="P47"><text:soft-page-break/>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
      <text:p text:style-name="P47">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4"/>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9"> </text:span>выбрал единственный способ выиграть несколько секунд жизни — спрыгнул со скалы вниз, к Кантерлоту.</text:p>
      <text:p text:style-name="P47"/>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text:soft-page-break/></text:p>
      <text:p text:style-name="P47">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7"/>
      <text:p text:style-name="P47">Охренеть! Ты участвовал в театре в качестве главного актёра, Анон!</text:p>
      <text:p text:style-name="P47"/>
      <text:p text:style-name="P47">–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7"/>
      <text:p text:style-name="P47"><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7"/>
      <text:p text:style-name="P47">Аликорница уловила бушующие во мне эмоции и виновато отвернулась. Уши её опустились.</text:p>
      <text:p text:style-name="P47">–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7"/>
      <text:p text:style-name="P47">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7">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7"/>
      <text:p text:style-name="P47">Аликорниц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дёрнул руку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7"/>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text:p text:style-name="P47">– Анонимус, с тобой всё в порядке? – обеспокоенно спросила Селестия. – Ты выглядишь несколько… возбуждённым?</text:p>
      <text:p text:style-name="P47"><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7"/>
      <text:p text:style-name="P47">–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7">Я нервно жевал бутерброд, стараясь не встречаться взглядом с аликорницей.</text:p>
      <text:p text:style-name="P47"/>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7"/>
      <text:p text:style-name="P47">–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7"/>
      <text:p text:style-name="P47">–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text:p text:style-name="P47">Я расстелил скатерть напротив аликорницы и стал раскладывать чашки с печеньем.</text:p>
      <text:p text:style-name="P47"><text:soft-page-break/>–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7"/>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9">любви</text:span> начинаешь понимать только тогда, когда <text:span text:style-name="T59">е</text:span>ё почти не остаётся.</text:p>
      <text:p text:style-name="P47"/>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
      <text:p text:style-name="P47"><text:soft-page-break/>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7">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47"/>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7"/>
      <text:p text:style-name="P47">Аликорница подпрыгнула, взбрыкнула и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
      <text:p text:style-name="P47">Я застыл на месте.</text:p>
      <text:p text:style-name="P47">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7">– Принцесса… Я старался не наглеть. – пролепетал я чуть живой.</text:p>
      <text:p text:style-name="P47"/>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7"/>
      <text:p text:style-name="P47">О-о-о-о-о!</text:p>
      <text:p text:style-name="P47">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7">О, боги!</text:p>
      <text:p text:style-name="P47">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7">Надо бы почитать на эту тему литературу в королевской библиотеке, чтобы не попасть впросак. А сейчас терпи, Анон, терпи!</text:p>
      <text:p text:style-name="P47">О-о-о-ох!</text:p>
      <text:p text:style-name="P47">Надо принять холодный душ по возвращению! Два душа! Три душа! Мастурбируй до посинения, Анон, и будет тебе счастье!!!</text:p>
      <text:p text:style-name="P47"/>
      <text:p text:style-name="P47">–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8" text:outline-level="2"><text:soft-page-break/>8. Стыд</text:h>
      <text:p text:style-name="P138"/>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text:soft-page-break/>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text:soft-page-break/>ногти себе изгрыз от волнения. Но, блин,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9">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9">ни в настоящем, ни в прошлом, ни в будущем</text:span>.</text:p>
      <text:p text:style-name="P47"><text:soft-page-break/>– А как ты сама помнишь о том заклинании, если оно стёрто из бытия? – резонно подметил я.</text:p>
      <text:p text:style-name="P47">– У меня <text:span text:style-name="T59">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text:soft-page-break/></text:p>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7"><text:soft-page-break/>–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Кошмары<text:span text:style-name="T1">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text:soft-page-break/>–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text:soft-page-break/>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text:soft-page-break/>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text:soft-page-break/>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7">— вся архитектура явно </text:span><text:span text:style-name="T28">была </text:span><text:span text:style-name="T37">заточена под крылатых. Таких, для которых приземлиться на балкон в тронном зале или уйти через портик на крыше</text:span><text:span text:style-name="T52"> </text:span><text:span text:style-name="T37">— обычное дело. </text:span><text:span text:style-name="T52">Хорошо, что </text:span><text:span text:style-name="T4">заместительная терапия Селестии и </text:span><text:span text:style-name="T52">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oft-page-break/><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9">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text:soft-page-break/>–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oft-page-break/><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
      <text:p text:style-name="P35">Мне казалось, мак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2">Мне печалиться не стоит</text:p><text:p text:style-name="P142">Жизнь прекрасна и полна</text:p><text:p text:style-name="P142">Телом молода, душою —</text:p><text:p text:style-name="P142">Как дракон морской мудра</text:p><text:p text:style-name="P142"/><text:p text:style-name="P142">Я видала взлёт империй,</text:p><text:p text:style-name="P142">Я жила среди легенд,</text:p><text:p text:style-name="P142">Древней магии мистерий</text:p><text:p text:style-name="P142">Я прилежнейший студент</text:p><text:p text:style-name="P142"/><text:p text:style-name="P142">Обожаема народом,</text:p><text:p text:style-name="P142">Уважаема врагом —</text:p><text:p text:style-name="P142">Но друзья остались в прошлом,</text:p><text:p text:style-name="P142">Пустота пришла в мой дом</text:p><text:p text:style-name="P142"/><text:p text:style-name="P142">Одинока и печальна,</text:p><text:p text:style-name="P142">Недоступна и строга,</text:p><text:p text:style-name="P142">Потеряла изначальный</text:p><text:p text:style-name="P142">Смысл жизни навсегда</text:p><text:p text:style-name="P142"/><text:p text:style-name="P142">Жизнь моя теперь публична,</text:p><text:p text:style-name="P142">Жизнь моя теперь для всех,</text:p><text:p text:style-name="P142">В этом — горе, в этом — счастье,</text:p><text:p text:style-name="P142">В этом плач и в этом смех.</text:p></text:note-body></text:note>.</text:p>
      <text:p text:style-name="P35"><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text:soft-page-break/></text:p>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text:soft-page-break/>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text:soft-page-break/>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кальвадос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text:soft-page-break/>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
      <text:p text:style-name="P35">…</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text:soft-page-break/>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text:soft-page-break/></text:p>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text:soft-page-break/>–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4">— </text:span><text:span text:style-name="T56">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6">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text:soft-page-break/>–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text:soft-page-break/>–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text:span><text:soft-page-break/><text:span text:style-name="T3">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59">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oft-page-break/><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2">.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1">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2">— </text:span><text:span text:style-name="T4">зачем привлекать ненужное внимание</text:span><text:span text:style-name="T52"> к своей особе? </text:span><text:span text:style-name="T4">После всеобщего интереса кантерлотской знати к тебе, как к королевскому любимчику, тебе хочется покоя.</text:span><text:span text:style-name="T52"> Да и собраться с мыслями проще в доме, избавленном от </text:span><text:span text:style-name="T4">гостинничной </text:span><text:span text:style-name="T52">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text:soft-page-break/>–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text:soft-page-break/>–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text:soft-page-break/>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text:soft-page-break/>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text:soft-page-break/>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8"><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text:span><text:soft-page-break/><text:span text:style-name="T21">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text:soft-page-break/>–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6">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text:soft-page-break/>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soft-page-break/>~~~</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text:soft-page-break/>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6">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text:soft-page-break/>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soft-page-break/>~~~</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text:soft-page-break/>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text:soft-page-break/>–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text:soft-page-break/>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text:soft-page-break/>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text:soft-page-break/>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2">—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text:soft-page-break/></text:p>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6">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text:soft-page-break/>–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text:soft-page-break/>–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text:soft-page-break/>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text:soft-page-break/></text:p>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2"> </text:span><text:span text:style-name="T10">для второй попытки </text:span>пришлось <text:soft-page-break/>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oft-page-break/><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6">именно в такой последовательности.</text:span></text:p>
      <text:p text:style-name="P47"><text:soft-page-break/>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6">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text:soft-page-break/>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6">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6">эт правда?</text:span></text:p>
      <text:p text:style-name="P47"><text:span text:style-name="T16">– </text:span><text:span text:style-name="T56">Какая из? Их много, вообще-то. Ик!</text:span></text:p>
      <text:p text:style-name="P47"><text:span text:style-name="T16">– </text:span><text:span text:style-name="T56">Про принцесс. Про то, что они фаэри, спустившиеся с неба во плоти, чтоб помогать пони управлять Эквестрией?</text:span></text:p>
      <text:p text:style-name="P47"><text:soft-page-break/><text:span text:style-name="T16">– Н</text:span><text:span text:style-name="T56">он-нон, </text:span><text:span text:style-name="T16">– </text:span><text:span text:style-name="T56">захихикала Пинки, взъерошив копытами розовые кудряшки и попытавшись соорудить из них бороду, </text:span><text:span text:style-name="T16">–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6">Ты что-о-о! Нельзя любить фаэри! Она похитит твоё сердце, и ты будешь искать её, пока не… </text:span><text:span text:style-name="T16">– </text:span><text:span text:style-name="T56">Пинки погрузилась мордочкой в так и не съеденный салат «по-кантерлотски» и захрапела.</text:span></text:p>
      <text:p text:style-name="P47"><text:span text:style-name="T16">– </text:span><text:span text:style-name="T56">Пока не умру?</text:span></text:p>
      <text:p text:style-name="P47"><text:span text:style-name="T16">– </text:span><text:span text:style-name="T56">Нет, глупенький. </text:span><text:span text:style-name="T16">– </text:span><text:span text:style-name="T56">пробулькала Пинки из миски. </text:span><text:span text:style-name="T16">– </text:span><text:span text:style-name="T56">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text:soft-page-break/>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text:soft-page-break/>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text:soft-page-break/>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4">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oft-page-break/><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text:soft-page-break/>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6">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oft-page-break/><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soft-page-break/></text:p>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oft-page-break/><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oft-page-break/><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oft-page-break/><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oft-page-break/><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text:soft-page-break/></text:p>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4">Исчезновение дневной главы диархии: Эквестрия в панике!</text:span>» (статья двухдневной давности).</text:p>
      <text:p text:style-name="P50">«<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0">«<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text:soft-page-break/>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text:soft-page-break/>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text:soft-page-break/>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text:soft-page-break/></text:p>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0">так её </text:span><text:span text:style-name="T3">разэтак</text:span><text:span text:style-name="T60">,</text:span><text:span text:style-name="T20"> магия!</text:span></text:p>
      <text:p text:style-name="P146"/>
      <text:p text:style-name="Standard"><text:span text:style-name="T20">P.S. Мне тебя не хватает. Сильно.</text:span><text:span text:style-name="T52">»</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text:soft-page-break/>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text:soft-page-break/>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text:soft-page-break/>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58">37 пни</text:span></text:p>
      <text:p text:style-name="P69">24пн</text:p>
      <text:p text:style-name="P69">15</text:p>
      <text:p text:style-name="P50"><text:span text:style-name="T24">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text:soft-page-break/>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text:soft-page-break/>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text:soft-page-break/>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text:soft-page-break/>–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text:soft-page-break/>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9">И товары</text:span> вовсе<text:span text:style-name="T59"> не </text:span>бесплатные<text:span text:style-name="T59">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text:soft-page-break/>–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59">Оно п</text:span>овсюду. <text:span text:style-name="T59">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5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9">А т</text:span>ы вставать не хотел! Я очень-очень испугалась. <text:span text:style-name="T59">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text:soft-page-break/>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9">матюков мне</text:span> удалось замазать самые большие щели. За тестовый<text:span text:style-name="T59"> </text:span>получасовый заплыв<text:span text:style-name="T59">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text:soft-page-break/>–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9">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9">н жил с пони! И они </text:span>офигенно <text:span text:style-name="T59">любили друг друга! И у них </text:span>был<text:span text:style-name="T59"> </text:span>офигенный <text:span text:style-name="T59">секс! </text:span>И это было офигенно круто!<text:span text:style-name="T59">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text:soft-page-break/>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oft-page-break/>–<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9">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59">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oft-page-break/><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text:soft-page-break/></text:p>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1">Когорта <text:span text:style-name="T49">– военное подразделение в 480 солдат</text:span></text:p></text:note-body></text:note></text:span><text:span text:style-name="T9"> перешли на сторону </text:span><text:soft-page-break/><text:span text:style-name="T9">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1">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9"> </text:span>покои Луны<text:span text:style-name="T59"> </text:span>через открытые балконные двери<text:span text:style-name="T59">.</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oft-page-break/><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9">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вернуть тебя. Может быть, ещё не поздно.</text:p>
      <text:p text:style-name="P52"><text:soft-page-break/>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text:soft-page-break/>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9">Допустим, кот бессмертен. Также допустим, что кот з</text:span>аколдован<text:span text:style-name="T59"> </text:span>отложенным <text:span text:style-name="T59">заклятие</text:span>м<text:span text:style-name="T59"> Стирания, которое сработает, если кто-то откроет ящик</text:span>. <text:span text:style-name="T59">То есть, п</text:span>ри открытии<text:span text:style-name="T59"> ящик</text:span>а<text:span text:style-name="T59"> кот исчезнет из </text:span>бытия<text:span text:style-name="T59"> </text:span>— его нет, и никогда не было.</text:p>
      <text:p text:style-name="P52"><text:span text:style-name="T11">– </text:span>Бедный котик. <text:span text:style-name="T11">– </text:span>прошептала Флаттершай.</text:p>
      <text:p text:style-name="P52"><text:soft-page-break/>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oft-page-break/><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1">Тороид <text:span text:style-name="T49">–</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text:soft-page-break/>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text:soft-page-break/>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oft-page-break/><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oft-page-break/><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oft-page-break/><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7">—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57">—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7">—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9" text:outline-level="2"><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1">Митарианец <text:span text:style-name="T49">–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text:soft-page-break/>–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text:soft-page-break/>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Мну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Мну любит,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тень!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text:soft-page-break/>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ну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text:soft-page-break/>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4">д</text:span>ЕсЬ БЫл <text:span text:style-name="T65">д</text:span>ИскОр<text:span text:style-name="T63">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text:soft-page-break/>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6"></text:span><text:span text:style-name="T67">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text:soft-page-break/>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text:soft-page-break/>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text:soft-page-break/>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68">Зафиксирована опасная ситуация. Сознание пациента </text:span><text:span text:style-name="T69">&lt;</text:span><text:span text:style-name="T68">Селестия</text:span><text:span text:style-name="T69">&gt;</text:span><text:span text:style-name="T68"> не регистрируется. Активируется протокол экстренной эвакуации пациента </text:span><text:span text:style-name="T69">&lt;</text:span><text:span text:style-name="T68">Селестия</text:span><text:span text:style-name="T69">&gt;</text:span><text:span text:style-name="T68"> к супервизору </text:span><text:span text:style-name="T69">&lt;</text:span><text:span text:style-name="T68">Луна</text:span><text:span text:style-name="T69">&gt;</text:span><text:span text:style-name="T68">.</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4">7.76</text:span>», сменившись на «<text:span text:style-name="T24">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text:soft-page-break/>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text:soft-page-break/>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text:soft-page-break/>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text:soft-page-break/>–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4">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7">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7">— одичавшие пони паслись по близлежащим полям.</text:span></text:p>
      <text:p text:style-name="P52"><text:soft-page-break/>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9">трид</text:span><text:span text:style-name="T1">цать лет, если его сменят через </text:span><text:span text:style-name="T59">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text:soft-page-break/>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text:soft-page-break/>24. Навсегда. И всегда.</text:h>
      <text:p text:style-name="P128"/>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text:soft-page-break/>–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1">Центурия <text:span text:style-name="T49">–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text:soft-page-break/></text:p>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9">задней осью </text:span><text:span text:style-name="T1">на табуретку. Я прилаживал ей новое колесо взамен <text:s/>утраченного. </text:span><text:span text:style-name="T59">Ещ</text:span><text:span text:style-name="T1">ё</text:span><text:span text:style-name="T59"> </text:span><text:span text:style-name="T1">немного, и будет как новенькая! В дворцовом гараже среди кучи хлама таки нашлось лопнувшее колесо, которое </text:span><text:span text:style-name="T59">мне удалось</text:span><text:span text:style-name="T1"> отремонтировать — о</text:span><text:span text:style-name="T59">бучение у</text:span><text:span text:style-name="T1"> Норфа не </text:span><text:soft-page-break/><text:span text:style-name="T59">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9">на </text:span><text:span text:style-name="T1">корпус</text:span><text:span text:style-name="T59">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9">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9">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text:soft-page-break/>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9">о всём мире остались только м</text:span>ы<text:span text:style-name="T59">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text:soft-page-break/>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1">Манипула <text:span text:style-name="T49">–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text:soft-page-break/>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4">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text:soft-page-break/>Я внимательно всмотрелся в аликорницу. На накопытник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9">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9">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text:soft-page-break/>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5"><text:soft-page-break/></text:p>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9">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59">А ч</text:span>то случилось с кракеном?</text:p>
      <text:p text:style-name="P52">– Он провалился в <text:span text:style-name="T59">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text:soft-page-break/>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text:soft-page-break/>Пегаска чешет в затылке.</text:p>
      <text:p text:style-name="P52">–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0"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text:soft-page-break/>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9">Невозможно поверить, но два месяца</text:span><text:span text:style-name="T19"> </text:span><text:span text:style-name="T49">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text:soft-page-break/>–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text:soft-page-break/>–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soft-page-break/>…</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59">кликнул по ним правой кнопкой </text:span><text:span text:style-name="T1">мыши</text:span><text:span text:style-name="T59"> и </text:span><text:span text:style-name="T1">выбрал</text:span><text:span text:style-name="T59">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text:soft-page-break/>–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text:soft-page-break/>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0"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text:soft-page-break/>–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Я с удивлением повернулся к притихшей Флаттершай.</text:p>
      <text:p text:style-name="P105">– А как?</text:p>
      <text:p text:style-name="P105">Девушка обхватила себя руками, как будто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1">–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text:soft-page-break/>– Я не сержусь… На Дискорда трудно не злиться… Он так себя ведёт, потому что его это… эмм… <text:s/>забавляет.</text:p>
      <text:p text:style-name="P3"/>
      <text:p text:style-name="P129">***</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text:soft-page-break/>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text:soft-page-break/>–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soft-page-break/>***</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text:soft-page-break/>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text:soft-page-break/></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5">—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text:soft-page-break/>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text:soft-page-break/>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5"/>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text:soft-page-break/></text:p>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soft-page-break/>***</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1"><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0">Эпплджек стояла посреди комнаты и оглядывалась.</text:p>
      <text:p text:style-name="P110">–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4">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0"><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0"/>
      <text:h text:style-name="P148" text:outline-level="2">2<text:span text:style-name="T1">9</text:span>. Отбытие</text:h>
      <text:p text:style-name="P113"/>
      <text:p text:style-name="P100"><text:span text:style-name="T11">– </text:span>Оп-па! – пробормотала Эпплджек. – Нежданчик!</text:p>
      <text:p text:style-name="P100"><text:soft-page-break/>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30">–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p>
      <text:p text:style-name="P13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
      <text:p text:style-name="P100">Я раздражённо повернулся к фермерше.</text:p>
      <text:p text:style-name="P100"><text:soft-page-break/>–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Я схватил ноутбук, сгрёб девушек в охапку и вытолкал их в коридор. В дверях я обернулся к Дискорду.</text:p>
      <text:p text:style-name="P120"><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5"/>
      <text:p text:style-name="P120">Или драконикус — гениальный актёр, или… ?</text:p>
      <text:p text:style-name="P120"/>
      <text:p text:style-name="P120">Я вернулся к драконикусу и уселся на стул напротив него.</text:p>
      <text:p text:style-name="P120"><text:span text:style-name="T11">– Р</text:span>ассказывай.</text:p>
      <text:p text:style-name="P120">Дискорд немного успокоился.</text:p>
      <text:p text:style-name="P120"><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0">У драконикуса глаза полезли на лоб.</text:p>
      <text:p text:style-name="P120"><text:soft-page-break/><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
      <text:p text:style-name="P120">Я задумался. Драконикус, похоже, говорил искренне. Но кто тогда всё это время играл с нами, <text:span text:style-name="T26">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3"/>
      <text:p text:style-name="P123">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
      <text:p text:style-name="P120">Блё-о-о!</text:p>
      <text:p text:style-name="P120"/>
      <text:p text:style-name="P120">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9">А если не </text:span>выдержит<text:span text:style-name="T59"> </text:span>основа, к которой она привязана? Что-то мне в туалет захотелось… У меня нет боязни высоты, но это уже слишком!</text:p>
      <text:p text:style-name="P120"/>
      <text:p text:style-name="P120">Я задрал голову.</text:p>
      <text:p text:style-name="P120"><text:soft-page-break/>О! Так уже легче! Надо мной всего лишь два этажа. Десять метров верёвки. Если не смотреть вниз, то…</text:p>
      <text:p text:style-name="P120"/>
      <text:p text:style-name="P122">«…<text:span text:style-name="T26">Будь храбр. Будь стоек. Будь силён. Что бы ни случилось, помни: Эквестрия с тобой. Эквестрия в тебе. Навсегда. И всегда…»</text:span></text:p>
      <text:p text:style-name="P124"/>
      <text:p text:style-name="P120">Я вытер ладони о штаны, ухватил канат и сделал шаг вперёд…</text:p>
      <text:p text:style-name="P120"/>
      <text:p text:style-name="P120">…</text:p>
      <text:p text:style-name="P120"/>
      <text:p text:style-name="P120">Святые яйца, Анон, ты действительно сделал ЭТО!</text:p>
      <text:p text:style-name="P120"/>
      <text:p text:style-name="P120">…</text:p>
      <text:p text:style-name="P120"/>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
      <text:p text:style-name="P120">Бляблябляблябля!!! ДА НУ ЕГО НАХУЙ — ТАКОЙ АЛЬПИНИЗ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soft-page-break/>…</text:p>
      <text:p text:style-name="P120"/>
      <text:p text:style-name="P120">На длинной шее драконикуса разместились Эпплджек и Флаттершай. Я, для сохранения баланса, разместился ближе к хвосту.</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0"/>
      <text:p text:style-name="P120">…ограда края крыши промелькнула под нами…</text:p>
      <text:p text:style-name="P125"/>
      <text:p text:style-name="P120"><text:span text:style-name="T11">– …</text:span>собственно, держаться в воздухе дольше у меня не хватит магии.</text:p>
      <text:p text:style-name="P120"/>
      <text:p text:style-name="P120">Мы летели навстречу закату.</text:p>
      <text:p text:style-name="P120"/>
      <text:p text:style-name="P120">…</text:p>
      <text:p text:style-name="P120"/>
      <text:p text:style-name="P120">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1">–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p>
      <text:p text:style-name="P120"/>
      <text:p text:style-name="P120">Бля!!!</text:p>
      <text:h text:style-name="Heading_20_2" text:outline-level="2"/>
      <text:h text:style-name="Heading_20_2" text:outline-level="2"><text:span text:style-name="T1">30</text:span>. Разговор за столиком в <text:span text:style-name="T1">ночи</text:span></text:h>
      <text:p text:style-name="P134"/>
      <text:p text:style-name="P136">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text:soft-page-break/>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
      <text:p text:style-name="P131">ХА-ХА-ХА!</text:p>
      <text:p text:style-name="P131"/>
      <text:p text:style-name="P131">Прямо как сейчас. Как говорится, найди десять отличий.</text:p>
      <text:p text:style-name="P131">Вот только… Только Дэш была бы жива…</text:p>
      <text:p text:style-name="P135">Я тяжело вздохнул.</text:p>
      <text:p text:style-name="P135"/>
      <text:p text:style-name="P135">…</text:p>
      <text:p text:style-name="P135"/>
      <text:p text:style-name="P135"><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text:soft-page-break/>Зверь смутился.</text:p>
      <text:p text:style-name="P47"><text:span text:style-name="T11">– Гм</text:span>. Извиняюсь, не представился. Анакорн. Демиург, или, как называют иногда, сверхаликорн.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6">.</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text:soft-page-break/></text:p>
      <text:p text:style-name="P50"><text:span text:style-name="T11">– </text:span><text:span text:style-name="T70">Я ПОНЯЛ, КТО ТЫ!!! КАК </text:span><text:span text:style-name="T71">ЖЕ </text:span><text:span text:style-name="T70">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
      <text:p text:style-name="P50"><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text:soft-page-break/>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0"><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text:soft-page-break/>Анакорн только развёл копытами.</text:p>
      <text:p text:style-name="P102">–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26">.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3">–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oft-page-break/><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1">.</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49">,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4">—</text:span><text:span text:style-name="T49"> точнее, дерево схожих миров Эквуса </text:span><text:span text:style-name="T54">—</text:span><text:span text:style-name="T49"> создали брони. Разумеется, стержнем им послужил именно сериал, но каждый фанфик </text:span><text:span text:style-name="T54">—</text:span><text:span text:style-name="T49">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text:soft-page-break/>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
      <text:p text:style-name="P105">Анакорн аж подпрыгнул на месте от восторга и стал мне аплодировать.</text:p>
      <text:p text:style-name="P106"/>
      <text:p text:style-name="P105"><text:span text:style-name="T49">– Наконец-то я вижу свет в конце тоннеля! Как это не пришло мне в голову! Ты всё отлично увязал! Всё сходится! Более того </text:span><text:span text:style-name="T54">—</text:span><text:span text:style-name="T49"> Анакорн заговорщически подмигнул мне </text:span><text:span text:style-name="T54">—</text:span><text:span text:style-name="T49">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4">— и первой реальной историей в Объединённом Континууме Эквуса</text:span><text:span text:style-name="T49">!</text:span></text:p>
      <text:p text:style-name="P106"/>
      <text:p text:style-name="P106">Я подозрительно посмотрел на Анакорна.</text:p>
      <text:p text:style-name="P106"/>
      <text:p text:style-name="P105"><text:span text:style-name="T18">– </text:span><text:span text:style-name="T49">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8">– </text:span><text:span text:style-name="T49">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4">— ты меня с кьютимарками уже пригрузил на ближайшие тысячи лет.</text:span></text:p>
      <text:p text:style-name="P105">…</text:p>
      <text:p text:style-name="P105">Факн щит<text:note text:id="ftn21" text:note-class="footnote"><text:note-citation>21</text:note-citation><text:note-body><text:p text:style-name="P140">Fucking shit <text:span text:style-name="T2">–</text:span>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text:soft-page-break/></text:p>
      <text:p text:style-name="P105">Вот тебе и помахала Эквестрия ручкой, Анон!</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text:soft-page-break/></text:p>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в качестве решения,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6">не знаю даже я. Говорят, это офигенно паршиво, намного хуже смерти. </text:span>Мне очень жаль. Тебе ещё не поздно выбрать что-нибудь другое.</text:p>
      <text:p text:style-name="P105"><text:soft-page-break/>Я вздохнул. Слишком много философии на мою голову!</text:p>
      <text:p text:style-name="P105">– Делай, как я сказал! А я сделаю своё.</text:p>
      <text:p text:style-name="P105"/>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3">Тёмная аликорница тяжело вздохнула.</text:p>
      <text:p text:style-name="P103">–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3">– Я был бы рад. Мне жаль, что из-за меня погиб твой особенный пони.</text:p>
      <text:p text:style-name="P103">Луна горько вздохнула.</text:p>
      <text:p text:style-name="P103">–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3"><text:soft-page-break/>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 Думал от меня в другой реальности спрятаться, Проводничёк?!</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30">–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oft-page-break/><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
      <text:p text:style-name="P99">Я всё ещё помню…</text:p>
      <text:p text:style-name="P52"/>
      <text:h text:style-name="Heading_20_2" text:outline-level="2">Эпилог. Земля</text:h>
      <text:p text:style-name="P112"/>
      <text:p text:style-name="P118">Звон будильника чуть не проломил башку. Я открыл глаза. </text:p>
      <text:p text:style-name="P118"/>
      <text:p text:style-name="P119"><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
      <text:p text:style-name="P114">Для того, чтобы выдавить остатки пасты на щётку, пришлось затратить серьёзные усилия.</text:p>
      <text:p text:style-name="P114"/>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5"/>
      <text:p text:style-name="P117">Мысли вернулись к фантазии.</text:p>
      <text:p text:style-name="P117"/>
      <text:p text:style-name="P115">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5"/>
      <text:p text:style-name="P114">Попытка притронуться щёткой к зубу вызвала ноющую боль. </text:p>
      <text:p text:style-name="P114"/>
      <text:p text:style-name="P116"><text:soft-page-break/>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6"/>
      <text:p text:style-name="P114">Доставая из стола ключи от машины, опять наткнулся взглядом на эскиз.</text:p>
      <text:p text:style-name="P114"/>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А вот, кстати… А почему бы и нет? Хорошее ведь название? И интригующее — сразу сесть за клавиатуру захотелось.</text:p>
      <text:p text:style-name="P116"/>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4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10-16T07:07:42.76</dc:date>
    <meta:editing-duration>P149DT9H21M21S</meta:editing-duration>
    <meta:editing-cycles>9429</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39" meta:paragraph-count="4760" meta:word-count="105852" meta:character-count="673180"/>
  </office:meta>
</office:document-meta>
</file>